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Text_20_body">
      <style:text-properties officeooo:paragraph-rsid="001eb856"/>
    </style:style>
    <style:style style:name="P2" style:family="paragraph" style:parent-style-name="Text_20_body">
      <style:text-properties officeooo:paragraph-rsid="00210abf"/>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Heading_20_1">
      <style:text-properties fo:font-size="24pt" style:font-size-asian="24pt" style:font-size-complex="24pt"/>
    </style:style>
    <style:style style:name="P5" style:family="paragraph" style:parent-style-name="Heading_20_3">
      <style:text-properties officeooo:rsid="00246820" officeooo:paragraph-rsid="00246820"/>
    </style:style>
    <style:style style:name="P6" style:family="paragraph" style:parent-style-name="Text_20_body">
      <style:text-properties officeooo:paragraph-rsid="00210abf"/>
    </style:style>
    <style:style style:name="P7" style:family="paragraph" style:parent-style-name="Text_20_body">
      <style:text-properties officeooo:paragraph-rsid="00246820"/>
    </style:style>
    <style:style style:name="T1" style:family="text">
      <style:text-properties officeooo:rsid="001ecc76"/>
    </style:style>
    <style:style style:name="T2" style:family="text">
      <style:text-properties officeooo:rsid="001f3639"/>
    </style:style>
    <style:style style:name="T3" style:family="text">
      <style:text-properties officeooo:rsid="0020a6e1"/>
    </style:style>
    <style:style style:name="T4" style:family="text">
      <style:text-properties officeooo:rsid="00210abf"/>
    </style:style>
    <style:style style:name="T5" style:family="text">
      <style:text-properties officeooo:rsid="0022163f"/>
    </style:style>
    <style:style style:name="T6" style:family="text">
      <style:text-properties officeooo:rsid="002391c2"/>
    </style:style>
    <style:style style:name="T7" style:family="text">
      <style:text-properties officeooo:rsid="00246820"/>
    </style:style>
    <style:style style:name="T8" style:family="text">
      <style:text-properties officeooo:rsid="0024f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phra Glass Trace Element Database</text:h>
      <text:p text:style-name="P3">Student: Logan Lumley Kerr <text:span text:style-name="T1">(3135694)</text:span></text:p>
      <text:p text:style-name="P3">Supervisor: Serhiy Buryak</text:p>
      <text:p text:style-name="P3">Department: EASC</text:p>
      <text:p text:style-name="P3">Institution: MacEwan University</text:p>
      <text:p text:style-name="P3">Date: 9/26/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1. <text:span text:style-name="T3">Introduction</text:span></text:h>
      <text:p text:style-name="P2"><text:tab/><text:span text:style-name="T2">Ash fallout (tephra) is used with uranium-lead dating of zirconium crystals to try and approximate the timing of a sedimentary deposition that has no discrete volcanic ash beds. Being able to identify ages of specific tephra depositions can allow us to map its distance from the source and the area it has covered, as well as help estimate other tephra deposits time stamps. </text:span><text:span text:style-name="T4">Taking readings from tephra can create mountains of unorganized data and unintelligible data to people who aren’t specialized in the field. To address this issue we would need to create a better way of storing data that can </text:span><text:span text:style-name="T6">(i) Create a user-friendly graphical user interface (GUI) for ease of use</text:span><text:span text:style-name="T4"> (i</text:span><text:span text:style-name="T6">i</text:span><text:span text:style-name="T4">) Load faster with a greater amount of data (ii</text:span><text:span text:style-name="T6">i</text:span><text:span text:style-name="T4">) Keep it organized and easily share</text:span><text:span text:style-name="T5">able </text:span><text:span text:style-name="T4">with others around the world (i</text:span><text:span text:style-name="T6">v</text:span><text:span text:style-name="T4">) Be able to convert past semi-organized data into the newer format for easier integration.</text:span></text:p>
      <text:p text:style-name="P2"/>
      <text:p text:style-name="P2"/>
      <text:p text:style-name="P2"/>
      <text:p text:style-name="P2"><text:span text:style-name="T3">The makeup of the tephra can also tell us more about the parent materials that were within the magma chamber until the time of eruption. </text:span><text:span text:style-name="T4">Aging of syn-depositional zircon can allow us to reconstruct the way a region may have been formed with greater accuracy. Dating may also tell us more about past eruptions and the interval they may erupt in the future. </text:span></text:p>
      <text:h text:style-name="P5" text:outline-level="3">5. Outcomes</text:h>
      <text:p text:style-name="P7"><text:tab/><text:span text:style-name="T7">I hope that the program that is developed can be more robust than other limited options and more user friendly for beginners going into the field. </text:span><text:span text:style-name="T8">The biggest implication of having this program could be wide adoption of its usage making the entire environment of storing data better for the user so they can focus more on collecting data rather than figuring out how programs wor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style-name="Bold" style:font-family-generic="roman"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style-name="Bold" style:font-family-generic="roman"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 fo:font-family="'Times New Roman'" style:font-style-name="Bold" style:font-family-generic="roman" style:font-pitch="variable" fo:font-size="14pt" fo:font-weight="bold" style:font-size-asian="14pt" style:font-weight-asian="bold" style:font-size-complex="14pt" style:font-weight-complex="6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1:04:46.014368646</meta:creation-date>
    <dc:date>2025-09-19T12:36:20.539658172</dc:date>
    <meta:editing-duration>PT1H1M10S</meta:editing-duration>
    <meta:editing-cycles>10</meta:editing-cycles>
    <meta:generator>LibreOffice/24.2.7.2$Linux_X86_64 LibreOffice_project/420$Build-2</meta:generator>
    <meta:document-statistic meta:table-count="0" meta:image-count="0" meta:object-count="0" meta:page-count="2" meta:paragraph-count="11" meta:word-count="302" meta:character-count="1811" meta:non-whitespace-character-count="1517"/>
  </office:meta>
</office:document-meta>
</file>